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text-properties officeooo:rsid="00101519" officeooo:paragraph-rsid="00110262"/>
    </style:style>
    <style:style style:name="P6" style:family="paragraph" style:parent-style-name="Text_20_body" style:list-style-name="L2">
      <style:text-properties officeooo:rsid="0013a5af" officeooo:paragraph-rsid="0013a5af"/>
    </style:style>
    <style:style style:name="P7" style:family="paragraph" style:parent-style-name="Text_20_body" style:list-style-name="L2">
      <style:text-properties officeooo:rsid="001d3799" officeooo:paragraph-rsid="001d3799"/>
    </style:style>
    <style:style style:name="P8" style:family="paragraph" style:parent-style-name="Text_20_body" style:list-style-name="L3">
      <style:text-properties officeooo:rsid="0024182d" officeooo:paragraph-rsid="0024182d"/>
    </style:style>
    <style:style style:name="P9" style:family="paragraph" style:parent-style-name="Text_20_body" style:list-style-name="L4">
      <style:text-properties officeooo:rsid="002e8368" officeooo:paragraph-rsid="002e8368"/>
    </style:style>
    <style:style style:name="T1" style:family="text">
      <style:text-properties fo:font-variant="small-caps"/>
    </style:style>
    <style:style style:name="T2" style:family="text">
      <style:text-properties officeooo:rsid="00041639"/>
    </style:style>
    <style:style style:name="T3" style:family="text">
      <style:text-properties officeooo:rsid="00055d24"/>
    </style:style>
    <style:style style:name="T4" style:family="text">
      <style:text-properties officeooo:rsid="000a0ecb"/>
    </style:style>
    <style:style style:name="T5" style:family="text">
      <style:text-properties officeooo:rsid="00110262"/>
    </style:style>
    <style:style style:name="T6" style:family="text">
      <style:text-properties officeooo:rsid="00117d39"/>
    </style:style>
    <style:style style:name="T7" style:family="text">
      <style:text-properties officeooo:rsid="001e7d43"/>
    </style:style>
    <style:style style:name="T8" style:family="text">
      <style:text-properties officeooo:rsid="0024ff89"/>
    </style:style>
    <style:style style:name="T9" style:family="text">
      <style:text-properties officeooo:rsid="002d5fa9"/>
    </style:style>
    <style:style style:name="T10" style:family="text">
      <style:text-properties officeooo:rsid="00301767"/>
    </style:style>
    <style:style style:name="T11" style:family="text">
      <style:text-properties officeooo:rsid="0034e6da"/>
    </style:style>
    <style:style style:name="T12" style:family="text">
      <style:text-properties officeooo:rsid="0036db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6:1-30</text:h>
      <text:h text:style-name="Heading_20_2" text:outline-level="2">(<text:span text:style-name="T2">1-7</text:span>)</text:h>
      <text:list xml:id="list2427164438" text:style-name="L1">
        <text:list-item>
          <text:p text:style-name="P1">The <text:span text:style-name="T1">Lord</text:span> gave the following regulations to Moses. An offering is to be made if any of you sin against the <text:span text:style-name="T1">Lord</text:span> by refusing to return what another Israelite has left as a deposit or by stealing something from him or by cheating him or by lying about something that has been lost and swearing that you did not find it. When you sin in any of these ways, you must repay whatever you got by dishonest means. On the day you are found guilty, you must repay the owner in full, plus an additional 20 percent. You shall bring to the priest as your repayment offering to the <text:span text:style-name="T1">Lord</text:span> a male sheep or goat without any defects. Its value is to be determined according to the official standard.<text:span text:style-name="T4">v</text:span>The priest shall offer the sacrifice for your sin, and you will be forgiven.</text:p>
        </text:list-item>
        <text:list-item>
          <text:p text:style-name="P5">More commands given to Moses by the Lord on what the people were to do i<text:span text:style-name="T6">f</text:span> the<text:span text:style-name="T6">y</text:span> sinned by cheating others of their money, false witness<text:span text:style-name="T5">ing</text:span> and other mentioned above. Above the offering for the forgiveness of sins they were to also payback the amount due plus 20%.</text:p>
        </text:list-item>
      </text:list>
      <text:h text:style-name="Heading_20_2" text:outline-level="2"><text:bookmark text:name="en-GNT-2813"/>Sacrifices Burned Whole <text:span text:style-name="T2">(8-13)</text:span></text:h>
      <text:list xml:id="list3820236464" text:style-name="L2">
        <text:list-item>
          <text:p text:style-name="P2">The <text:span text:style-name="T1">Lord</text:span> commanded Moses to give Aaron and his sons the following regulations for burnt offerings. A burnt offering is to be left on the altar all night long, and the fire is to be kept burning. <text:bookmark text:name="en-GNT-2815"/>Then the priest, wearing his linen robe and linen shorts, shall remove the greasy ashes left on the altar and put them at the side of the altar. <text:bookmark text:name="en-GNT-2816"/>Then he shall change his clothes and take the ashes outside the camp to a ritually clean place. <text:bookmark text:name="en-GNT-2817"/>The fire on the altar must be kept burning and never allowed to go out. Every morning the priest shall put firewood on it, arrange the burnt offering on it, and burn the fat of the fellowship offering. <text:bookmark text:name="en-GNT-2818"/>The fire must always be kept burning on the altar and never allowed to go out.</text:p>
        </text:list-item>
        <text:list-item>
          <text:p text:style-name="P6">These are the instructions given to the Aaron<text:span text:style-name="T7">ite priests</text:span>. They were told how they were to conduct offerings and also to keep the altar fire burning always.</text:p>
        </text:list-item>
        <text:list-item>
          <text:p text:style-name="P7">There was once a sermon I heard based on these verses. The message was to keep the fire burning, the fire of our spirituality. We were supposed to always put firewood on it to keep it burning i.e. we’ve to put some effort to keep our spirit ablaze. We should not dim or let our spiritual fire out.</text:p>
        </text:list-item>
      </text:list>
      <text:h text:style-name="Heading_20_2" text:outline-level="2"><text:bookmark text:name="en-GNT-2819"/>Grain Offerings <text:span text:style-name="T3">(14-23)</text:span></text:h>
      <text:list xml:id="list352135941" text:style-name="L3">
        <text:list-item>
          <text:p text:style-name="P3">The following are the regulations for grain offerings. An Aaronite priest shall present the grain offering to the <text:span text:style-name="T1">Lord</text:span> in front of the altar. <text:bookmark text:name="en-GNT-2820"/>Then he shall take a handful of the flour and oil, and the incense on it, and burn it on the altar as a token that all of it has been offered to the <text:span text:style-name="T1">Lord</text:span>. The odor of this offering is pleasing to the <text:span text:style-name="T1">Lord</text:span>. <text:bookmark text:name="en-GNT-2821"/>The priests shall eat the rest of it. It shall be made into bread baked without yeast and eaten in a holy place, the courtyard of the Tent of the <text:span text:style-name="T1">Lord</text:span>'s presence. The <text:span text:style-name="T1">Lord</text:span> has given it to the priests as their part of the food offerings. It is very holy, like the sin offerings and the repayment offerings. <text:bookmark text:name="en-GNT-2822"/>For all time to come any of the male descendants of Aaron may eat it as their continuing share of the food <text:soft-page-break/>offered to the <text:span text:style-name="T1">Lord</text:span>. Anyone else who touches a food offering will be harmed by the power of its holiness.<text:bookmark text:name="en-GNT-2823"/> The <text:span text:style-name="T1">Lord</text:span> gave Moses the following regulations<text:bookmark text:name="en-GNT-2824"/> for the ordination of an Aaronite priest. On the day he is ordained, he shall present as an offering to the <text:span text:style-name="T1">Lord</text:span> two pounds of flour (the same amount as the daily grain offering), half in the morning and half in the evening. <text:bookmark text:name="en-GNT-2825"/>It is to be mixed with oil and cooked on a griddle and then crumbled and presented as a grain offering, an odor pleasing to the <text:span text:style-name="T1">Lord</text:span>. <text:bookmark text:name="en-GNT-2826"/>For all time to come this offering is to be made by every descendant of Aaron who is serving as High Priest. It shall be completely burned as a sacrifice to the <text:span text:style-name="T1">Lord</text:span>. <text:bookmark text:name="en-GNT-2827"/>No part of a grain offering that a priest makes may be eaten; all of it must be burned.</text:p>
        </text:list-item>
        <text:list-item>
          <text:p text:style-name="P8">This is how the grain offering was to be offered, the remainder was to be eaten <text:span text:style-name="T9">only </text:span>by the Aaronite priests . Anyone who would eat that food would be harmed by its holiness. <text:span text:style-name="T8">The priests being ordained were also to offer grain offering to the Lord on the day they were ordained.</text:span></text:p>
        </text:list-item>
      </text:list>
      <text:h text:style-name="Heading_20_2" text:outline-level="2"><text:bookmark text:name="en-GNT-2828"/>Sin Offerings <text:span text:style-name="T3">(24-30)</text:span></text:h>
      <text:list xml:id="list3273009632" text:style-name="L4">
        <text:list-item>
          <text:p text:style-name="P4">The <text:span text:style-name="T1">Lord</text:span> commanded Moses <text:bookmark text:name="en-GNT-2829"/>to give Aaron and his sons the following regulations for sin offerings. The animal for a sin offering shall be killed on the north side of the altar, where the animals for the burnt offerings are killed. This is a very holy offering. <text:bookmark text:name="en-GNT-2830"/>The priest who sacrifices the animal shall eat it in a holy place, the courtyard of the Tent of the <text:span text:style-name="T1">Lord</text:span>'s presence. <text:bookmark text:name="en-GNT-2831"/>Anyone or anything that touches the flesh of the animal will be harmed by the power of its holiness. If any article of clothing is spattered with the animal's blood, it must be washed in a holy place. <text:bookmark text:name="en-GNT-2832"/>Any clay pot in which the meat is boiled must be broken, and if a metal pot is used, it must be scrubbed and rinsed with water. <text:bookmark text:name="en-GNT-2833"/>Any male of the priestly families may eat this offering; it is very holy. <text:bookmark text:name="en-GNT-2834"/>But if any of the blood is brought into the Tent and used in the ritual to take away sin, the animal must not be eaten; it must be burned.</text:p>
        </text:list-item>
        <text:list-item>
          <text:p text:style-name="P9">This is for sin offering: <text:span text:style-name="T10">the offering is done at the north alter, the remainder should be eaten only by the priests and at designated placed. Anyone or anything that comes in contact with the offering would be harmed by it. </text:span><text:span text:style-name="T11">The pots used in cooking the meat were to be destroyed or scrubbed with water.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8T07:07:26.179830303</meta:creation-date>
    <dc:date>2022-03-09T07:06:52.285593989</dc:date>
    <meta:editing-duration>PT42M56S</meta:editing-duration>
    <meta:editing-cycles>22</meta:editing-cycles>
    <meta:generator>LibreOffice/6.4.7.2$Linux_X86_64 LibreOffice_project/40$Build-2</meta:generator>
    <meta:document-statistic meta:table-count="0" meta:image-count="0" meta:object-count="0" meta:page-count="2" meta:paragraph-count="14" meta:word-count="1020" meta:character-count="5314" meta:non-whitespace-character-count="4316"/>
  </office:meta>
</office:document-meta>
</file>